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01c" officeooo:paragraph-rsid="0001901c"/>
    </style:style>
    <style:style style:name="P2" style:family="paragraph" style:parent-style-name="Standard">
      <style:text-properties officeooo:rsid="0002855d" officeooo:paragraph-rsid="0002855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rac git</text:p>
      <text:p text:style-name="P1"/>
      <text:p text:style-name="P2">TEST 2</text:p>
      <text:p text:style-name="P2">TEST</text:p>
      <text:p text:style-name="P2">TEST</text:p>
      <text:p text:style-name="P2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7:59:03.385236269</meta:creation-date>
    <dc:date>2023-04-25T18:01:25.480717029</dc:date>
    <meta:editing-duration>PT46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5" meta:word-count="8" meta:character-count="31" meta:non-whitespace-character-count="28"/>
  </office:meta>
</office:document-meta>
</file>